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e187e" officeooo:paragraph-rsid="001e187e" style:font-weight-asian="bold" style:font-weight-complex="bold"/>
    </style:style>
    <style:style style:name="T1" style:family="text">
      <style:text-properties officeooo:rsid="001e187e"/>
    </style:style>
    <style:style style:name="T2" style:family="text">
      <style:text-properties officeooo:rsid="001e8d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iando ambiente virtua<text:span text:style-name="T1">l </text:span><text:span text:style-name="T2">no Windows</text:span></text:p>
      <text:p text:style-name="Standard">python -m venv venv</text:p>
      <text:p text:style-name="Standard"/>
      <text:p text:style-name="P2">Ativando o ambiente virtual no Windows</text:p>
      <text:p text:style-name="Standard">.\venv\Scripts\activat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9T18:26:11.353000000</meta:creation-date>
    <dc:date>2024-07-29T18:27:10.871000000</dc:date>
    <meta:editing-duration>PT33S</meta:editing-duration>
    <meta:editing-cycles>2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4" meta:word-count="16" meta:character-count="115" meta:non-whitespace-character-count="103"/>
  </office:meta>
</office:document-meta>
</file>